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Příloha B<text:line-break/>Kódy chyb</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ato kapitola je upravena a aktualizována z příručky <text:span text:style-name="Emphasis">LibreOffice 6.2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Úvod do kódů chyb aplikace Calc<text:tab/>4</text:a></text:p>
            <text:p text:style-name="P15"><text:a xlink:type="simple" xlink:href="#__RefHeading__4531_1253041391" text:style-name="Index_20_Link" text:visited-style-name="Index_20_Link">Kódy chyb zobrazené v buňkách<text:tab/>5</text:a></text:p>
            <text:p text:style-name="P15"><text:a xlink:type="simple" xlink:href="#__RefHeading__4533_1253041391" text:style-name="Index_20_Link" text:visited-style-name="Index_20_Link">Obecné kódy chyb<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kódy chyb a chybová hlášení"/>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Obrázek <text:sequence text:ref-name="refFigure0" text:name="Figure" text:formula="ooow:Figure+1" style:num-format="1">1</text:sequence>: Kódy chyb zobrazené v buňkách</text:p></draw:text-box></draw:frame></text:p>
      <text:p text:style-name="P13">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Obrázek <text:sequence text:ref-name="refFigure1" text:name="Figure" text:formula="ooow:Figure+1" style:num-format="1">2</text:sequence>: Chybové hlášení zobrazené ve Stavovém řádku</text:p></draw:text-box></draw:frame></text:p>
      <text:p text:style-name="P14">Tato příloha rozděluje kódy chyb do dvou tabulek.</text:p>
      <text:list xml:id="list3384889129" text:style-name="Numbering_20_1">
        <text:list-item text:start-value="1">
          <text:p text:style-name="P33">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100637648" text:style-name="Heading_20_Tip">
        <text:list-item>
          <text:p text:style-name="P32">Tip</text:p>
        </text:list-item>
      </text:list>
      <text:p text:style-name="P22">Pomocí funkce ERRORTYPE() můžeme najít kódové číslo chyby vyskytující se v jiné buňce. Více informací o této funkci najdeme v Nápovědě.</text:p>
      <text:h text:style-name="P26" text:outline-level="1"><text:bookmark-start text:name="__RefHeading__4531_1253041391"/><text:soft-page-break/><text:alphabetical-index-mark text:string-value="chybové kódy a zprávy" text:key1="buňky"/>Kódy chyb zobrazené v buňkách<text:bookmark-end text:name="__RefHeading__4531_1253041391"/></text:h>
      <text:p text:style-name="P19">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a klepneme na jednu z Vlastností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sum(bob*5)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6"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2307822172" text:style-name="Heading_20_Note">
        <text:list-item>
          <text:p text:style-name="P31">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19">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P35">Chybějící operátor; např. <text:line-break/>“=2(3+4) * ”,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sou dva operátory vedle sebe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 .</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1;{2}}”</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1+2}”</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Obecné kódy chyb</text:chapter> | <text:page-number text:select-page="current">7</text:page-number></text:p>
      </style:footer>
      <style:footer-left>
        <text:p text:style-name="Footer"><text:page-number text:select-page="current">4</text:page-number><text:s/>| <text:chapter text:display="name" text:outline-level="2">Úvod do kódů chyb aplikace Calc</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Příloha C Kódy chyb aplikace Calc</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